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25cm" fo:min-width="14.5cm"/>
    </style:style>
    <style:style style:name="gr2" style:family="graphic" style:parent-style-name="standard" style:list-style-name="L2">
      <style:graphic-properties draw:fill-color="#ffff99" draw:opacity="29%" draw:textarea-horizontal-align="justify" draw:textarea-vertical-align="top" draw:auto-grow-height="false" fo:min-height="13.416cm" fo:min-width="33.16cm" draw:shadow="hidden"/>
    </style:style>
    <style:style style:name="gr3" style:family="graphic" style:parent-style-name="standard">
      <style:graphic-properties draw:fill-color="#ffff99" draw:opacity="26%" draw:textarea-vertical-align="middle"/>
    </style:style>
    <style:style style:name="gr4" style:family="graphic" style:parent-style-name="standard" style:list-style-name="L2">
      <style:graphic-properties draw:fill-color="#ffff99" draw:opacity="29%" draw:textarea-horizontal-align="justify" draw:textarea-vertical-align="top" draw:auto-grow-height="false" fo:min-height="3.98cm" fo:min-width="9.11cm" draw:shadow="hidden"/>
    </style:style>
    <style:style style:name="gr5" style:family="graphic" style:parent-style-name="standard" style:list-style-name="L2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086cm"/>
    </style:style>
    <style:style style:name="gr7" style:family="graphic" style:parent-style-name="standard" style:list-style-name="L2">
      <style:graphic-properties draw:fill-color="#ffff99" draw:opacity="29%" draw:textarea-horizontal-align="justify" draw:textarea-vertical-align="top" draw:auto-grow-height="false" fo:min-height="11.863cm" fo:min-width="11.5cm" draw:shadow="hidden"/>
    </style:style>
    <style:style style:name="gr8" style:family="graphic" style:parent-style-name="standard" style:list-style-name="L2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9" style:family="graphic" style:parent-style-name="standard" style:list-style-name="L2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 style:list-style-name="L2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4" style:family="graphic" style:parent-style-name="standard">
      <style:graphic-properties draw:stroke="none" draw:fill="none" fo:min-height="0.395cm"/>
    </style:style>
    <style:style style:name="gr15" style:family="graphic" style:parent-style-name="standard" style:list-style-name="L2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16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 style:list-style-name="L2">
      <style:graphic-properties draw:fill-color="#eeeeee" draw:textarea-horizontal-align="justify" draw:textarea-vertical-align="middle" draw:auto-grow-height="false" fo:min-height="0.681cm" fo:min-width="2.814cm" draw:shadow="hidden"/>
    </style:style>
    <style:style style:name="gr19" style:family="graphic" style:parent-style-name="standard" style:list-style-name="L2">
      <style:graphic-properties draw:fill-color="#eeeeee" draw:textarea-horizontal-align="justify" draw:textarea-vertical-align="middle" draw:auto-grow-height="false" fo:min-height="0.661cm" fo:min-width="4.157cm" draw:shadow="hidden"/>
    </style:style>
    <style:style style:name="gr20" style:family="graphic" style:parent-style-name="standard" style:list-style-name="L2">
      <style:graphic-properties draw:fill-color="#eeeeee" draw:textarea-horizontal-align="justify" draw:textarea-vertical-align="middle" draw:auto-grow-height="false" fo:min-height="0.682cm" fo:min-width="4.157cm" draw:shadow="hidden"/>
    </style:style>
    <style:style style:name="gr21" style:family="graphic" style:parent-style-name="standard" style:list-style-name="L2">
      <style:graphic-properties draw:fill-color="#eeeeee" draw:textarea-horizontal-align="justify" draw:textarea-vertical-align="middle" draw:auto-grow-height="false" fo:min-height="0.566cm" fo:min-width="4.131cm" draw:shadow="hidden"/>
    </style:style>
    <style:style style:name="gr22" style:family="graphic" style:parent-style-name="standard" style:list-style-name="L2">
      <style:graphic-properties draw:fill-color="#eeeeee" draw:textarea-horizontal-align="justify" draw:textarea-vertical-align="middle" draw:auto-grow-height="false" fo:min-height="0.567cm" fo:min-width="4.131cm" draw:shadow="hidden"/>
    </style:style>
    <style:style style:name="gr23" style:family="graphic" style:parent-style-name="objectwithoutfill">
      <style:graphic-properties draw:marker-start="" draw:marker-start-width="0.3cm" draw:marker-end="Arrow" draw:marker-end-width="0.3cm" draw:fill="none" draw:textarea-vertical-align="bottom"/>
    </style:style>
    <style:style style:name="gr24" style:family="graphic" style:parent-style-name="objectwithoutfill">
      <style:graphic-properties draw:marker-start="Arrow" draw:marker-start-width="0.3cm" draw:marker-end="" draw:marker-end-width="0.3cm" draw:fill="none" draw:textarea-vertical-align="botto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19cm"/>
    </style:style>
    <style:style style:name="gr26" style:family="graphic" style:parent-style-name="standard" style:list-style-name="L2">
      <style:graphic-properties draw:fill-color="#ffff99" draw:opacity="29%" draw:textarea-horizontal-align="justify" draw:textarea-vertical-align="top" draw:auto-grow-height="false" fo:min-height="4.02cm" fo:min-width="9.24cm" draw:shadow="hidden"/>
    </style:style>
    <style:style style:name="gr27" style:family="graphic" style:parent-style-name="standard" style:list-style-name="L2">
      <style:graphic-properties draw:fill-color="#eeeeee" draw:textarea-horizontal-align="justify" draw:textarea-vertical-align="middle" draw:auto-grow-height="false" fo:min-height="0.563cm" fo:min-width="2.324cm" draw:shadow="hidden"/>
    </style:style>
    <style:style style:name="gr28" style:family="graphic" style:parent-style-name="standard" style:list-style-name="L2">
      <style:graphic-properties draw:fill-color="#eeeeee" draw:textarea-horizontal-align="justify" draw:textarea-vertical-align="middle" draw:auto-grow-height="false" fo:min-height="0.566cm" fo:min-width="4.191cm" draw:shadow="hidden"/>
    </style:style>
    <style:style style:name="gr29" style:family="graphic" style:parent-style-name="standard" style:list-style-name="L2">
      <style:graphic-properties draw:fill-color="#eeeeee" draw:textarea-horizontal-align="justify" draw:textarea-vertical-align="middle" draw:auto-grow-height="false" fo:min-height="0.567cm" fo:min-width="4.181cm" draw:shadow="hidden"/>
    </style:style>
    <style:style style:name="gr30" style:family="graphic" style:parent-style-name="standard" style:list-style-name="L2">
      <style:graphic-properties draw:fill-color="#eeeeee" draw:textarea-horizontal-align="justify" draw:textarea-vertical-align="middle" draw:auto-grow-height="false" fo:min-height="0.567cm" fo:min-width="4.4cm" draw:shadow="hidden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0.374cm" fo:min-width="0.4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749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0.363cm" fo:min-width="1.34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7cm" fo:min-width="2.024cm"/>
    </style:style>
    <style:style style:name="gr35" style:family="graphic" style:parent-style-name="standard" style:list-style-name="L2">
      <style:graphic-properties draw:fill-color="#eeeeee" draw:textarea-horizontal-align="justify" draw:textarea-vertical-align="middle" draw:auto-grow-height="false" fo:min-height="1.405cm" fo:min-width="4.47cm" draw:shadow="hidden"/>
    </style:style>
    <style:style style:name="gr3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7" style:family="graphic" style:parent-style-name="standard" style:list-style-name="L3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0.79cm" fo:min-width="4.42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Ultrafine_20_2_20_Dots_20_3_20_Dashes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Ultrafine_20_Dashed" draw:marker-start="Arrow" draw:marker-start-width="0.3cm" draw:marker-end="" draw:marker-end-width="0.3cm" draw:fill="none" draw:textarea-vertical-align="middle"/>
    </style:style>
    <style:style style:name="gr41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42" style:family="graphic" style:parent-style-name="standard" style:list-style-name="L2">
      <style:graphic-properties draw:fill-color="#eeeeee" draw:textarea-horizontal-align="justify" draw:textarea-vertical-align="middle" draw:auto-grow-height="false" fo:min-height="0.91cm" fo:min-width="5.89cm" draw:shadow="hidden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2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6" style:family="graphic" style:parent-style-name="standard">
      <style:graphic-properties draw:opacity="50%" draw:textarea-horizontal-align="justify" draw:textarea-vertical-align="middle" draw:auto-grow-height="false" fo:min-height="0.33cm" fo:min-width="3.68cm"/>
    </style:style>
    <style:style style:name="gr47" style:family="graphic" style:parent-style-name="objectwithoutfill">
      <style:graphic-properties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 style:list-style-name="L2">
      <style:graphic-properties draw:fill="solid" draw:fill-color="#eeeeee" draw:textarea-horizontal-align="justify" draw:textarea-vertical-align="middle" draw:auto-grow-height="false" fo:min-height="1.42cm" fo:min-width="9.92cm" draw:shadow="hidden"/>
    </style:style>
    <style:style style:name="gr49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21.605cm" style:use-optimal-column-width="false"/>
    </style:style>
    <style:style style:name="co2" style:family="table-column">
      <style:table-column-properties style:column-width="4.274cm" style:use-optimal-column-width="false"/>
    </style:style>
    <style:style style:name="co3" style:family="table-column">
      <style:table-column-properties style:column-width="11.417cm" style:use-optimal-column-width="false"/>
    </style:style>
    <style:style style:name="ro1" style:family="table-row">
      <style:table-row-properties style:row-height="2.394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0.03pt solid #ffffff"/>
    </style:style>
    <style:style style:name="ce3" style:family="table-cell">
      <loext:graphic-properties draw:fill="none" draw:textarea-vertical-align="middle"/>
      <style:paragraph-properties fo:text-align="center" fo:border="0.03pt solid #ffffff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opacity="50%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text-position="0% 100%"/>
    </style:style>
    <style:style style:name="P4" style:family="paragraph">
      <loext:graphic-properties draw:fill-color="#ffff99" draw:opacity="29%"/>
      <style:paragraph-properties fo:text-align="center"/>
      <style:text-properties style:text-position="0% 100%"/>
    </style:style>
    <style:style style:name="P5" style:family="paragraph">
      <loext:graphic-properties draw:fill-color="#ffff99" draw:opacity="26%"/>
      <style:paragraph-properties fo:text-align="center"/>
    </style:style>
    <style:style style:name="P6" style:family="paragraph">
      <style:paragraph-properties fo:text-align="center"/>
      <style:text-properties style:text-position="0% 100%" fo:font-size="12pt"/>
    </style:style>
    <style:style style:name="P7" style:family="paragraph">
      <loext:graphic-properties draw:fill-color="#eeeeee"/>
      <style:paragraph-properties fo:text-align="center"/>
      <style:text-properties style:text-position="0% 100%"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style:text-position="0% 100%" fo:font-size="12pt" style:font-size-asian="12pt" style:font-size-complex="12pt"/>
    </style:style>
    <style:style style:name="P11" style:family="paragraph">
      <loext:graphic-properties draw:fill-color="#eeeeee"/>
      <style:paragraph-properties fo:text-align="center"/>
      <style:text-properties style:text-position="0% 100%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margin-top="0cm" fo:margin-bottom="0cm" fo:text-align="center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loext:graphic-properties draw:fill-color="#dddddd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center"/>
      <style:text-properties style:text-position="0% 100%" fo:font-size="16pt" style:font-size-asian="16pt" style:font-size-complex="16pt"/>
    </style:style>
    <style:style style:name="P29" style:family="paragraph">
      <loext:graphic-properties draw:fill="solid" draw:fill-color="#eeeeee"/>
      <style:paragraph-properties fo:text-align="center"/>
      <style:text-properties style:text-position="0% 100%"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1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xml:id="id24" draw:id="id24" draw:layer="layout" svg:width="15cm" svg:height="0.5cm" draw:transform="rotate (1.5709708597201) translate (39.49cm 22.99cm)">
            <draw:glue-point draw:id="4" svg:x="-4.8cm" svg:y="-3.893cm"/>
            <draw:glue-point draw:id="5" svg:x="-4.8cm" svg:y="-2.306cm"/>
            <draw:glue-point draw:id="6" svg:x="-4.8cm" svg:y="0.885cm"/>
            <draw:glue-point draw:id="7" svg:x="-5.06cm" svg:y="2.492cm"/>
            <draw:glue-point draw:id="8" svg:x="-5.06cm" svg:y="4.384cm"/>
            <text:p text:style-name="P1"><text:span text:style-name="T1">IMemory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4" draw:layer="layout" svg:width="33.66cm" svg:height="13.666cm" svg:x="4.57cm" svg:y="6.804cm">
              <draw:glue-point draw:id="4" svg:x="-4.172cm" svg:y="3.255cm"/>
              <text:p text:style-name="P3"><text:span text:style-name="T2">IpMilSpiSingle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polygon draw:style-name="gr3" draw:text-style-name="P5" xml:id="id20" draw:id="id20" draw:layer="layout" svg:width="20.489cm" svg:height="12.049cm" svg:x="4.94cm" svg:y="7.98cm" svg:viewBox="0 0 20490 12050" draw:points="20460,12050 16140,12050 0,12050 0,1590 10080,1590 10080,0 20490,0">
              <draw:glue-point draw:id="4" svg:x="-0.07cm" svg:y="-4.452cm"/>
              <text:p/>
            </draw:polygon>
            <draw:custom-shape draw:style-name="gr4" draw:text-style-name="P4" draw:layer="layout" svg:width="9.61cm" svg:height="4.23cm" svg:x="5.42cm" svg:y="10.012cm">
              <draw:glue-point draw:id="4" svg:x="-4.172cm" svg:y="3.255cm"/>
              <text:p text:style-name="P3"><text:span text:style-name="T2">LinkMil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5" draw:text-style-name="P7" xml:id="id8" draw:id="id8" draw:layer="layout" svg:width="2.824cm" svg:height="0.813cm" draw:transform="rotate (1.5707963267949) translate (6.78cm 13.716cm)">
              <draw:glue-point draw:id="4" svg:x="4.969cm" svg:y="-3.438cm"/>
              <draw:glue-point draw:id="5" svg:x="5.006cm" svg:y="3.679cm"/>
              <text:p text:style-name="P6"><text:span text:style-name="T3">milTransceiv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frame draw:style-name="gr6" draw:text-style-name="P9" draw:layer="layout" svg:width="1.586cm" svg:height="0.645cm" svg:x="7.394cm" svg:y="11.572cm">
              <draw:text-box>
                <text:p text:style-name="P8"><text:span text:style-name="T4">master</text:span></text:p>
              </draw:text-box>
            </draw:frame>
            <draw:g xml:id="id15" draw:id="id15">
              <draw:glue-point draw:id="4" svg:x="-3.775cm" svg:y="2.513cm"/>
              <draw:glue-point draw:id="5" svg:x="-3.767cm" svg:y="4.271cm"/>
              <draw:glue-point draw:id="6" svg:x="-3.741cm" svg:y="-3.596cm"/>
              <draw:glue-point draw:id="7" svg:x="-3.75cm" svg:y="-1.614cm"/>
              <draw:custom-shape draw:style-name="gr7" draw:text-style-name="P4" draw:layer="layout" svg:width="12cm" svg:height="12.113cm" svg:x="25.83cm" svg:y="7.95cm">
                <draw:glue-point draw:id="4" svg:x="-3.733cm" svg:y="4.305cm"/>
                <draw:glue-point draw:id="5" svg:x="-3.758cm" svg:y="2.499cm"/>
                <text:p text:style-name="P3"><text:span text:style-name="T2">MemoryBlock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ustom-shape draw:style-name="gr8" draw:text-style-name="P11" xml:id="id1" draw:id="id1" draw:layer="layout" svg:width="3.314cm" svg:height="0.931cm" draw:transform="rotate (1.5707963267949) translate (27.322cm 12.473cm)">
                <draw:glue-point draw:id="4" svg:x="4.844cm" svg:y="3.642cm"/>
                <draw:glue-point draw:id="5" svg:x="4.865cm" svg:y="-3.539cm"/>
                <draw:glue-point draw:id="6" svg:x="-4.994cm" svg:y="3.693cm"/>
                <draw:glue-point draw:id="7" svg:x="-4.801cm" svg:y="-3.581cm"/>
                <text:p text:style-name="P10"><text:span text:style-name="T5">RingBuff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ustom-shape draw:style-name="gr9" draw:text-style-name="P11" xml:id="id3" draw:id="id3" draw:layer="layout" svg:width="4.657cm" svg:height="0.911cm" svg:x="31.513cm" svg:y="9.179cm">
                <draw:glue-point draw:id="4" svg:x="4.011cm" svg:y="5.005cm"/>
                <text:p text:style-name="P10"><text:span text:style-name="T5">MemoryWrit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onnector draw:style-name="gr10" draw:text-style-name="P12" draw:layer="layout" draw:type="line" svg:x1="27.322cm" svg:y1="10.816cm" svg:x2="27.322cm" svg:y2="10.816cm" draw:start-shape="id1" draw:end-shape="id1" svg:d="M27322 10816z" svg:viewBox="0 0 1 1">
                <text:p/>
              </draw:connector>
              <draw:connector draw:style-name="gr11" draw:text-style-name="P14" draw:layer="layout" draw:type="line" svg:x1="28.237cm" svg:y1="12.022cm" svg:x2="31.513cm" svg:y2="12.019cm" draw:start-shape="id1" draw:start-glue-point="4" draw:end-shape="id2" draw:end-glue-point="3" svg:d="M28237 12022l3276-3" svg:viewBox="0 0 3277 4">
                <text:p text:style-name="P13"><text:span text:style-name="T4">IMemoryReader</text:span></text:p>
                <text:p text:style-name="P13"/>
              </draw:connector>
              <draw:connector draw:style-name="gr12" draw:text-style-name="P16" draw:layer="layout" draw:type="line" svg:x1="28.239cm" svg:y1="9.644cm" svg:x2="31.513cm" svg:y2="9.634cm" draw:start-shape="id1" draw:start-glue-point="5" draw:end-shape="id3" draw:end-glue-point="3" svg:d="M28239 9644l3274-10" svg:viewBox="0 0 3275 11">
                <text:p text:style-name="P13"><text:span text:style-name="T4">IMemoryWriter</text:span></text:p>
                <text:p text:style-name="P15"><text:span text:style-name="T4"/></text:p>
              </draw:connector>
              <draw:custom-shape draw:style-name="gr13" draw:text-style-name="P11" xml:id="id4" draw:id="id4" draw:layer="layout" svg:width="4.657cm" svg:height="0.932cm" svg:x="31.513cm" svg:y="13.913cm">
                <draw:glue-point draw:id="4" svg:x="4.032cm" svg:y="-4.785cm"/>
                <draw:glue-point draw:id="5" svg:x="3.154cm" svg:y="-4.892cm"/>
                <draw:glue-point draw:id="6" svg:x="3.154cm" svg:y="4.978cm"/>
                <draw:glue-point draw:id="7" svg:x="4.034cm" svg:y="4.978cm"/>
                <text:p text:style-name="P10"><text:span text:style-name="T5">Arbit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frame draw:style-name="gr14" draw:text-style-name="P17" draw:layer="layout" svg:width="1.499cm" svg:height="0.645cm" svg:x="34.06cm" svg:y="12.368cm">
                <draw:text-box draw:corner-radius="1.31cm">
                  <text:p text:style-name="P8"><text:span text:style-name="T4">client</text:span></text:p>
                </draw:text-box>
              </draw:frame>
              <draw:frame draw:style-name="gr14" draw:text-style-name="P17" draw:layer="layout" svg:width="1.5cm" svg:height="0.645cm" svg:x="34.44cm" svg:y="10.008cm">
                <draw:text-box draw:corner-radius="1.31cm">
                  <text:p text:style-name="P8"><text:span text:style-name="T4">client</text:span></text:p>
                </draw:text-box>
              </draw:frame>
              <draw:frame draw:style-name="gr14" draw:text-style-name="P17" draw:layer="layout" svg:width="1.5cm" svg:height="0.645cm" svg:x="33.91cm" svg:y="13.383cm">
                <draw:text-box draw:corner-radius="1.31cm">
                  <text:p text:style-name="P8"><text:span text:style-name="T4">arbiter</text:span></text:p>
                </draw:text-box>
              </draw:frame>
              <draw:frame draw:style-name="gr14" draw:text-style-name="P17" draw:layer="layout" svg:width="1.499cm" svg:height="0.645cm" svg:x="30.331cm" svg:y="9.623cm">
                <draw:text-box draw:corner-radius="1.31cm">
                  <text:p text:style-name="P8"><text:span text:style-name="T4">slave</text:span></text:p>
                </draw:text-box>
              </draw:frame>
              <draw:frame draw:style-name="gr14" draw:text-style-name="P17" draw:layer="layout" svg:width="1.499cm" svg:height="0.645cm" svg:x="30.351cm" svg:y="11.978cm">
                <draw:text-box draw:corner-radius="1.31cm">
                  <text:p text:style-name="P8"><text:span text:style-name="T4">slave</text:span></text:p>
                </draw:text-box>
              </draw:frame>
              <draw:frame draw:style-name="gr14" draw:text-style-name="P17" draw:layer="layout" svg:width="2.186cm" svg:height="0.645cm" svg:x="28.19cm" svg:y="9.628cm">
                <draw:text-box draw:corner-radius="1.31cm">
                  <text:p text:style-name="P8"><text:span text:style-name="T4">master</text:span></text:p>
                </draw:text-box>
              </draw:frame>
              <draw:frame draw:style-name="gr14" draw:text-style-name="P17" draw:layer="layout" svg:width="2.155cm" svg:height="0.645cm" svg:x="28.17cm" svg:y="11.968cm">
                <draw:text-box draw:corner-radius="1.31cm">
                  <text:p text:style-name="P8"><text:span text:style-name="T4">master</text:span></text:p>
                </draw:text-box>
              </draw:frame>
              <draw:custom-shape draw:style-name="gr15" draw:text-style-name="P11" xml:id="id2" draw:id="id2" draw:layer="layout" svg:width="4.657cm" svg:height="0.932cm" svg:x="31.513cm" svg:y="11.553cm">
                <draw:glue-point draw:id="4" svg:x="3.132cm" svg:y="4.881cm"/>
                <text:p text:style-name="P10"><text:span text:style-name="T5">MemoryRead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onnector draw:style-name="gr16" draw:text-style-name="P12" draw:layer="layout" draw:type="line" svg:x1="35.718cm" svg:y1="13.934cm" svg:x2="35.708cm" svg:y2="10.089cm" draw:start-shape="id4" draw:start-glue-point="4" draw:end-shape="id3" draw:end-glue-point="4" svg:d="M35718 13934l-10-3845" svg:viewBox="0 0 11 3846">
                <text:p/>
              </draw:connector>
              <draw:connector draw:style-name="gr17" draw:text-style-name="P12" draw:layer="layout" draw:type="line" svg:x1="35.309cm" svg:y1="13.924cm" svg:x2="35.299cm" svg:y2="12.473cm" draw:start-shape="id4" draw:start-glue-point="5" draw:end-shape="id2" draw:end-glue-point="4" svg:d="M35309 13924l-10-1451" svg:viewBox="0 0 11 1452">
                <text:p/>
              </draw:connector>
              <draw:custom-shape draw:style-name="gr18" draw:text-style-name="P11" xml:id="id5" draw:id="id5" draw:layer="layout" svg:width="3.314cm" svg:height="0.931cm" draw:transform="rotate (1.5707963267949) translate (27.321cm 19.653cm)">
                <draw:glue-point draw:id="4" svg:x="4.844cm" svg:y="3.642cm"/>
                <draw:glue-point draw:id="5" svg:x="4.865cm" svg:y="-3.539cm"/>
                <draw:glue-point draw:id="6" svg:x="-4.994cm" svg:y="3.361cm"/>
                <draw:glue-point draw:id="7" svg:x="-5.005cm" svg:y="-2.945cm"/>
                <text:p text:style-name="P10"><text:span text:style-name="T5">RingBuff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ustom-shape draw:style-name="gr19" draw:text-style-name="P11" xml:id="id7" draw:id="id7" draw:layer="layout" svg:width="4.657cm" svg:height="0.911cm" svg:x="31.512cm" svg:y="16.359cm">
                <draw:glue-point draw:id="4" svg:x="3.135cm" svg:y="-4.939cm"/>
                <text:p text:style-name="P10"><text:span text:style-name="T5">MemoryWrit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onnector draw:style-name="gr10" draw:text-style-name="P12" draw:layer="layout" draw:type="line" svg:x1="27.321cm" svg:y1="17.996cm" svg:x2="27.321cm" svg:y2="17.996cm" draw:start-shape="id5" draw:end-shape="id5" svg:d="M27321 17996z" svg:viewBox="0 0 1 1">
                <text:p/>
              </draw:connector>
              <draw:connector draw:style-name="gr11" draw:text-style-name="P14" draw:layer="layout" draw:type="line" svg:x1="28.236cm" svg:y1="19.202cm" svg:x2="31.512cm" svg:y2="19.199cm" draw:start-shape="id5" draw:start-glue-point="4" draw:end-shape="id6" draw:end-glue-point="3" svg:d="M28236 19202l3276-3" svg:viewBox="0 0 3277 4">
                <text:p text:style-name="P13"><text:span text:style-name="T4">IMemoryReader</text:span></text:p>
                <text:p text:style-name="P13"/>
              </draw:connector>
              <draw:connector draw:style-name="gr12" draw:text-style-name="P16" draw:layer="layout" draw:type="line" svg:x1="28.238cm" svg:y1="16.824cm" svg:x2="31.512cm" svg:y2="16.814cm" draw:start-shape="id5" draw:start-glue-point="5" draw:end-shape="id7" draw:end-glue-point="3" svg:d="M28238 16824l3274-10" svg:viewBox="0 0 3275 11">
                <text:p text:style-name="P13"><text:span text:style-name="T4">IMemoryWriter</text:span></text:p>
                <text:p text:style-name="P15"><text:span text:style-name="T4"/></text:p>
              </draw:connector>
              <draw:frame draw:style-name="gr14" draw:text-style-name="P17" draw:layer="layout" svg:width="1.5cm" svg:height="0.645cm" svg:x="34.38cm" svg:y="18.183cm">
                <draw:text-box draw:corner-radius="1.31cm">
                  <text:p text:style-name="P8"><text:span text:style-name="T4">client</text:span></text:p>
                </draw:text-box>
              </draw:frame>
              <draw:frame draw:style-name="gr14" draw:text-style-name="P17" draw:layer="layout" svg:width="1.499cm" svg:height="0.645cm" svg:x="30.33cm" svg:y="16.803cm">
                <draw:text-box draw:corner-radius="1.31cm">
                  <text:p text:style-name="P8"><text:span text:style-name="T4">slave</text:span></text:p>
                </draw:text-box>
              </draw:frame>
              <draw:frame draw:style-name="gr14" draw:text-style-name="P17" draw:layer="layout" svg:width="1.499cm" svg:height="0.645cm" svg:x="30.35cm" svg:y="19.158cm">
                <draw:text-box draw:corner-radius="1.31cm">
                  <text:p text:style-name="P8"><text:span text:style-name="T4">slave</text:span></text:p>
                </draw:text-box>
              </draw:frame>
              <draw:frame draw:style-name="gr14" draw:text-style-name="P17" draw:layer="layout" svg:width="2.186cm" svg:height="0.645cm" svg:x="28.189cm" svg:y="16.808cm">
                <draw:text-box draw:corner-radius="1.31cm">
                  <text:p text:style-name="P8"><text:span text:style-name="T4">master</text:span></text:p>
                </draw:text-box>
              </draw:frame>
              <draw:frame draw:style-name="gr14" draw:text-style-name="P17" draw:layer="layout" svg:width="2.155cm" svg:height="0.645cm" svg:x="28.169cm" svg:y="19.148cm">
                <draw:text-box draw:corner-radius="1.31cm">
                  <text:p text:style-name="P8"><text:span text:style-name="T4">master</text:span></text:p>
                </draw:text-box>
              </draw:frame>
              <draw:custom-shape draw:style-name="gr20" draw:text-style-name="P11" xml:id="id6" draw:id="id6" draw:layer="layout" svg:width="4.657cm" svg:height="0.932cm" svg:x="31.512cm" svg:y="18.733cm">
                <draw:glue-point draw:id="4" svg:x="4.015cm" svg:y="-5.01cm"/>
                <text:p text:style-name="P10"><text:span text:style-name="T5">MemoryReader</text:span></text:p>
                <draw:enhanced-geometry svg:viewBox="0 0 21600 21600" draw:extrusion="false" draw:mirror-horizontal="false" draw:mirror-vertical="false" draw:type="rectangle" draw:enhanced-path="M 0 0 L 21600 0 21600 21600 0 21600 0 0 Z N"/>
              </draw:custom-shape>
              <draw:connector draw:style-name="gr16" draw:text-style-name="P12" draw:layer="layout" draw:type="line" svg:x1="35.309cm" svg:y1="14.842cm" svg:x2="35.299cm" svg:y2="16.365cm" draw:start-shape="id4" draw:start-glue-point="6" draw:end-shape="id7" draw:end-glue-point="4" svg:d="M35309 14842l-10 1523" svg:viewBox="0 0 11 1524">
                <text:p/>
              </draw:connector>
              <draw:connector draw:style-name="gr17" draw:text-style-name="P12" draw:layer="layout" draw:type="line" svg:x1="35.719cm" svg:y1="14.842cm" svg:x2="35.709cm" svg:y2="18.733cm" draw:start-shape="id4" draw:start-glue-point="7" draw:end-shape="id6" draw:end-glue-point="4" svg:d="M35719 14842l-10 3891" svg:viewBox="0 0 11 3892">
                <text:p/>
              </draw:connector>
              <draw:frame draw:style-name="gr14" draw:text-style-name="P17" draw:layer="layout" svg:width="1.5cm" svg:height="0.645cm" svg:x="33.88cm" svg:y="14.758cm">
                <draw:text-box draw:corner-radius="1.31cm">
                  <text:p text:style-name="P8"><text:span text:style-name="T4">arbiter</text:span></text:p>
                </draw:text-box>
              </draw:frame>
              <draw:frame draw:style-name="gr14" draw:text-style-name="P17" draw:layer="layout" svg:width="1.5cm" svg:height="0.645cm" svg:x="33.97cm" svg:y="15.823cm">
                <draw:text-box draw:corner-radius="1.31cm">
                  <text:p text:style-name="P8"><text:span text:style-name="T4">client</text:span></text:p>
                </draw:text-box>
              </draw:frame>
            </draw:g>
            <draw:custom-shape draw:style-name="gr21" draw:text-style-name="P7" xml:id="id9" draw:id="id9" draw:layer="layout" svg:width="4.631cm" svg:height="0.816cm" svg:x="9.189cm" svg:y="10.902cm">
              <draw:glue-point draw:id="4" svg:x="-4.968cm" svg:y="0.392cm"/>
              <text:p text:style-name="P6"><text:span text:style-name="T3">milMemEncod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22" draw:text-style-name="P7" xml:id="id10" draw:id="id10" draw:layer="layout" svg:width="4.631cm" svg:height="0.817cm" svg:x="9.189cm" svg:y="12.915cm">
              <text:p text:style-name="P6"><text:span text:style-name="T3">memMilEncod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onnector draw:style-name="gr23" draw:text-style-name="P14" draw:layer="layout" draw:type="line" svg:x1="7.589cm" svg:y1="11.334cm" svg:x2="9.204cm" svg:y2="11.341cm" draw:start-shape="id8" draw:start-glue-point="4" draw:end-shape="id9" draw:end-glue-point="4" svg:d="M7589 11334l1615 7" svg:viewBox="0 0 1616 8">
              <text:p text:style-name="P18"><text:span text:style-name="T4">IPush</text:span></text:p>
              <text:p text:style-name="P18"><text:span text:style-name="T4"/></text:p>
            </draw:connector>
            <draw:connector draw:style-name="gr24" draw:text-style-name="P12" draw:layer="layout" draw:type="line" svg:x1="7.592cm" svg:y1="13.342cm" svg:x2="9.189cm" svg:y2="13.323cm" draw:start-shape="id8" draw:start-glue-point="5" draw:end-shape="id10" draw:end-glue-point="3" svg:d="M7592 13342l1597-19" svg:viewBox="0 0 1598 20">
              <text:p text:style-name="P18"><text:span text:style-name="T4">Ipush</text:span></text:p>
              <text:p text:style-name="P18"><text:span text:style-name="T4"/></text:p>
            </draw:connector>
            <draw:frame draw:style-name="gr25" draw:text-style-name="P9" draw:layer="layout" svg:width="1.319cm" svg:height="0.645cm" svg:x="7.37cm" svg:y="13.542cm">
              <draw:text-box>
                <text:p text:style-name="P8"><text:span text:style-name="T4">slave</text:span></text:p>
              </draw:text-box>
            </draw:frame>
            <draw:frame draw:style-name="gr25" draw:text-style-name="P9" draw:layer="layout" svg:width="1.319cm" svg:height="0.645cm" svg:x="8.931cm" svg:y="11.572cm">
              <draw:text-box>
                <text:p text:style-name="P8"><text:span text:style-name="T4">slave</text:span></text:p>
              </draw:text-box>
            </draw:frame>
            <draw:frame draw:style-name="gr6" draw:text-style-name="P9" draw:layer="layout" svg:width="1.586cm" svg:height="0.645cm" svg:x="8.92cm" svg:y="13.542cm">
              <draw:text-box>
                <text:p text:style-name="P8"><text:span text:style-name="T4">master</text:span></text:p>
              </draw:text-box>
            </draw:frame>
            <draw:custom-shape draw:style-name="gr26" draw:text-style-name="P4" draw:layer="layout" svg:width="9.74cm" svg:height="4.27cm" svg:x="5.34cm" svg:y="14.842cm">
              <draw:glue-point draw:id="4" svg:x="-4.172cm" svg:y="3.255cm"/>
              <draw:glue-point draw:id="5" svg:x="3.697cm" svg:y="-2.451cm"/>
              <draw:glue-point draw:id="6" svg:x="3.696cm" svg:y="-1.304cm"/>
              <text:p text:style-name="P3"><text:span text:style-name="T2">LinkSpi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27" draw:text-style-name="P7" xml:id="id11" draw:id="id11" draw:layer="layout" svg:width="2.824cm" svg:height="0.813cm" draw:transform="rotate (1.5707963267949) translate (6.72cm 18.576cm)">
              <draw:glue-point draw:id="4" svg:x="4.969cm" svg:y="-3.438cm"/>
              <draw:glue-point draw:id="5" svg:x="5.006cm" svg:y="3.679cm"/>
              <text:p text:style-name="P6"><text:span text:style-name="T3">SpiReceiv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frame draw:style-name="gr6" draw:text-style-name="P9" draw:layer="layout" svg:width="1.586cm" svg:height="0.645cm" svg:x="7.334cm" svg:y="16.432cm">
              <draw:text-box>
                <text:p text:style-name="P8"><text:span text:style-name="T4">master</text:span></text:p>
              </draw:text-box>
            </draw:frame>
            <draw:custom-shape draw:style-name="gr28" draw:text-style-name="P7" xml:id="id12" draw:id="id12" draw:layer="layout" svg:width="4.691cm" svg:height="0.816cm" svg:x="9.129cm" svg:y="15.762cm">
              <draw:glue-point draw:id="4" svg:x="-4.968cm" svg:y="0.392cm"/>
              <draw:glue-point draw:id="5" svg:x="4.981cm" svg:y="-3.063cm"/>
              <draw:glue-point draw:id="6" svg:x="4.979cm" svg:y="3.063cm"/>
              <text:p text:style-name="P6"><text:span text:style-name="T3">ServiceProtocolDecod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ustom-shape draw:style-name="gr29" draw:text-style-name="P7" xml:id="id13" draw:id="id13" draw:layer="layout" svg:width="4.681cm" svg:height="0.817cm" svg:x="9.129cm" svg:y="17.775cm">
              <text:p text:style-name="P6"><text:span text:style-name="T3">ServiceProtocolEncod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onnector draw:style-name="gr23" draw:text-style-name="P14" draw:layer="layout" draw:type="line" svg:x1="7.529cm" svg:y1="16.194cm" svg:x2="9.144cm" svg:y2="16.201cm" draw:start-shape="id11" draw:start-glue-point="4" draw:end-shape="id12" draw:end-glue-point="4" svg:d="M7529 16194l1615 7" svg:viewBox="0 0 1616 8">
              <text:p text:style-name="P18"><text:span text:style-name="T4">IPush</text:span></text:p>
              <text:p text:style-name="P18"><text:span text:style-name="T4"/></text:p>
            </draw:connector>
            <draw:connector draw:style-name="gr24" draw:text-style-name="P12" draw:layer="layout" draw:type="line" svg:x1="7.532cm" svg:y1="18.202cm" svg:x2="9.129cm" svg:y2="18.183cm" draw:start-shape="id11" draw:start-glue-point="5" draw:end-shape="id13" draw:end-glue-point="3" svg:d="M7532 18202l1597-19" svg:viewBox="0 0 1598 20">
              <text:p text:style-name="P18"><text:span text:style-name="T4">Ipush</text:span></text:p>
              <text:p text:style-name="P18"><text:span text:style-name="T4"/></text:p>
            </draw:connector>
            <draw:frame draw:style-name="gr25" draw:text-style-name="P9" draw:layer="layout" svg:width="1.319cm" svg:height="0.645cm" svg:x="7.31cm" svg:y="18.402cm">
              <draw:text-box>
                <text:p text:style-name="P8"><text:span text:style-name="T4">slave</text:span></text:p>
              </draw:text-box>
            </draw:frame>
            <draw:frame draw:style-name="gr25" draw:text-style-name="P9" draw:layer="layout" svg:width="1.319cm" svg:height="0.645cm" svg:x="8.871cm" svg:y="16.432cm">
              <draw:text-box>
                <text:p text:style-name="P8"><text:span text:style-name="T4">slave</text:span></text:p>
              </draw:text-box>
            </draw:frame>
            <draw:frame draw:style-name="gr6" draw:text-style-name="P9" draw:layer="layout" svg:width="1.586cm" svg:height="0.645cm" svg:x="8.86cm" svg:y="18.402cm">
              <draw:text-box>
                <text:p text:style-name="P8"><text:span text:style-name="T4">master</text:span></text:p>
              </draw:text-box>
            </draw:frame>
            <draw:custom-shape draw:style-name="gr30" draw:text-style-name="P7" xml:id="id18" draw:id="id18" draw:layer="layout" svg:width="4.9cm" svg:height="0.817cm" svg:x="19.76cm" svg:y="11.64cm">
              <text:p text:style-name="P6"><text:span text:style-name="T3">BusPushe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g xml:id="id17" draw:id="id17">
              <draw:glue-point draw:id="4" svg:x="-4.223cm" svg:y="0.133cm"/>
              <draw:glue-point draw:id="5" svg:x="-4.13cm" svg:y="0.401cm"/>
              <draw:glue-point draw:id="6" svg:x="4.135cm" svg:y="0.192cm"/>
              <draw:glue-point draw:id="7" svg:x="4.51cm" svg:y="0.122cm"/>
              <draw:glue-point draw:id="8" svg:x="0.607cm" svg:y="2.278cm"/>
              <draw:custom-shape draw:style-name="gr31" draw:text-style-name="P19" draw:layer="layout" svg:width="1.87cm" svg:height="1.87cm" draw:transform="rotate (-1.5707963267949) translate (18.643cm 12.695cm)">
                <text:p text:style-name="P18"><text:span text:style-name="T4"/></text:p>
  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32" draw:text-style-name="P21" draw:layer="layout" svg:width="2.157cm" svg:height="0.725cm" svg:x="16.592cm" svg:y="13.3cm">
                <draw:text-box>
                  <text:p text:style-name="P20"><text:span text:style-name="T6">BusGate</text:span></text:p>
                </draw:text-box>
              </draw:frame>
            </draw:g>
            <draw:g xml:id="id14" draw:id="id14">
              <draw:glue-point draw:id="4" svg:x="2.048cm" svg:y="-2.437cm"/>
              <draw:glue-point draw:id="5" svg:x="1.863cm" svg:y="3.026cm"/>
              <draw:glue-point draw:id="6" svg:x="1.978cm" svg:y="-2.644cm"/>
              <draw:custom-shape draw:style-name="gr33" draw:text-style-name="P22" draw:layer="layout" svg:width="3.294cm" svg:height="1.093cm" draw:transform="rotate (-1.5707963267949) translate (18.345cm 16.54cm)">
                <draw:glue-point draw:id="8" svg:x="4.913cm" svg:y="-2.71cm"/>
                <draw:glue-point draw:id="9" svg:x="5.004cm" svg:y="2.783cm"/>
                <text:p/>
  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frame draw:style-name="gr34" draw:text-style-name="P24" draw:layer="layout" svg:width="2.073cm" svg:height="1.337cm" draw:transform="rotate (1.5707963267949) translate (17.482cm 19.232cm)">
                <draw:text-box>
                  <text:p text:style-name="P23"><text:span text:style-name="T1">BusMux</text:span></text:p>
                </draw:text-box>
              </draw:frame>
            </draw:g>
            <draw:custom-shape draw:style-name="gr35" draw:text-style-name="P7" xml:id="id19" draw:id="id19" draw:layer="layout" svg:width="4.97cm" svg:height="1.655cm" svg:x="19.74cm" svg:y="13.97cm">
              <draw:glue-point draw:id="4" svg:x="-4.979cm" svg:y="2.797cm"/>
              <draw:glue-point draw:id="5" svg:x="-3.692cm" svg:y="5.003cm"/>
              <draw:glue-point draw:id="6" svg:x="-5.002cm" svg:y="0.356cm"/>
              <text:p text:style-name="P6"><text:span text:style-name="T3">Control logic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connector draw:style-name="gr36" draw:text-style-name="P12" draw:layer="layout" draw:line-skew="0cm -1.383cm" svg:x1="18.326cm" svg:y1="19.183cm" svg:x2="27.31cm" svg:y2="19.179cm" draw:start-shape="id14" draw:start-glue-point="5" draw:end-shape="id15" draw:end-glue-point="5" svg:d="M18326 19183h3998v-3h4986v-1" svg:viewBox="0 0 8985 5">
              <text:p/>
            </draw:connector>
            <draw:custom-shape draw:style-name="gr37" draw:text-style-name="P26" xml:id="id16" draw:id="id16" draw:layer="layout" svg:width="4.929cm" svg:height="1.04cm" svg:x="19.764cm" svg:y="16.797cm">
              <text:p text:style-name="P25"><text:span text:style-name="T7">StatusInfo</text:span></text:p>
              <draw:enhanced-geometry svg:viewBox="0 0 21600 21600" draw:mirror-horizontal="false" draw:mirror-vertical="false" draw:extrusion="false" draw:type="rectangle" draw:enhanced-path="M 0 0 L 21600 0 21600 21600 0 21600 0 0 Z N"/>
            </draw:custom-shape>
            <draw:connector draw:style-name="gr38" draw:text-style-name="P12" draw:layer="layout" svg:x1="19.764cm" svg:y1="17.317cm" svg:x2="18.344cm" svg:y2="17.317cm" draw:start-shape="id16" draw:start-glue-point="3" draw:end-shape="id14" draw:end-glue-point="6" svg:d="M19764 17317h-1420" svg:viewBox="0 0 1421 1">
              <text:p/>
            </draw:connector>
            <draw:connector draw:style-name="gr38" draw:text-style-name="P12" draw:layer="layout" svg:x1="17.252cm" svg:y1="18.187cm" svg:x2="13.81cm" svg:y2="18.183cm" draw:start-shape="id14" draw:start-glue-point="3" draw:end-shape="id13" draw:end-glue-point="1" svg:d="M17252 18187h-1722v-4h-1720" svg:viewBox="0 0 3443 5">
              <text:p/>
            </draw:connector>
            <draw:polyline draw:style-name="gr39" draw:text-style-name="P12" draw:layer="layout" svg:width="13.479cm" svg:height="7.859cm" svg:x="13.82cm" svg:y="9.19cm" svg:viewBox="0 0 13480 7860" draw:points="0,2120 1580,2127 1580,31 11560,0 11810,0 11810,7860 13480,7859">
              <text:p/>
            </draw:polyline>
            <draw:connector draw:style-name="gr38" draw:text-style-name="P12" draw:layer="layout" draw:line-skew="-4.255cm" svg:x1="18.642cm" svg:y1="13.652cm" svg:x2="27.341cm" svg:y2="9.651cm" draw:start-shape="id17" draw:start-glue-point="7" svg:d="M18642 13652h398v-4001h8301" svg:viewBox="0 0 8700 4002">
              <text:p/>
            </draw:connector>
            <draw:connector draw:style-name="gr38" draw:text-style-name="P12" draw:layer="layout" svg:x1="27.33cm" svg:y1="12.051cm" svg:x2="24.66cm" svg:y2="12.048cm" draw:start-shape="id15" draw:start-glue-point="7" draw:end-shape="id18" draw:end-glue-point="1" svg:d="M27330 12051h-2085v-3h-585" svg:viewBox="0 0 2671 4">
              <text:p/>
            </draw:connector>
            <draw:connector draw:style-name="gr39" draw:text-style-name="P12" draw:layer="layout" draw:line-skew="-1.39cm" svg:x1="19.76cm" svg:y1="12.048cm" svg:x2="13.82cm" svg:y2="13.323cm" draw:start-shape="id18" draw:start-glue-point="3" draw:end-shape="id10" draw:end-glue-point="1" svg:d="M19760 12048h-4360v1275h-1580" svg:viewBox="0 0 5941 1276">
              <text:p/>
            </draw:connector>
            <draw:connector draw:style-name="gr40" draw:text-style-name="P12" draw:layer="layout" svg:x1="22.21cm" svg:y1="12.457cm" svg:x2="22.225cm" svg:y2="13.97cm" draw:start-shape="id18" draw:start-glue-point="2" draw:end-shape="id19" draw:end-glue-point="0" svg:d="M22210 12457v756h15v757" svg:viewBox="0 0 16 1514">
              <text:p/>
            </draw:connector>
            <draw:connector draw:style-name="gr41" draw:text-style-name="P12" draw:layer="layout" svg:x1="22.225cm" svg:y1="15.625cm" svg:x2="22.228cm" svg:y2="16.797cm" draw:start-shape="id19" draw:start-glue-point="2" draw:end-shape="id16" draw:end-glue-point="0" svg:d="M22225 15625v586h3v586" svg:viewBox="0 0 4 1173">
              <text:p/>
            </draw:connector>
            <draw:connector draw:style-name="gr41" draw:text-style-name="P12" draw:layer="layout" draw:line-skew="-0.484cm" svg:x1="20.391cm" svg:y1="15.624cm" svg:x2="17.799cm" svg:y2="16.882cm" draw:start-shape="id19" draw:start-glue-point="5" svg:d="M20391 15624v396h-2592v862" svg:viewBox="0 0 2593 1259">
              <text:p/>
            </draw:connector>
            <draw:connector draw:style-name="gr38" draw:text-style-name="P12" draw:layer="layout" svg:x1="13.81cm" svg:y1="15.921cm" svg:x2="16.76cm" svg:y2="13.654cm" draw:start-shape="id12" draw:start-glue-point="5" draw:end-shape="id17" draw:end-glue-point="4" svg:d="M13810 15921h1396v-2267h1554" svg:viewBox="0 0 2951 2268">
              <text:p/>
            </draw:connector>
            <draw:connector draw:style-name="gr41" draw:text-style-name="P12" draw:layer="layout" svg:x1="19.74cm" svg:y1="14.855cm" svg:x2="17.8cm" svg:y2="14.055cm" draw:start-shape="id19" draw:start-glue-point="6" draw:end-shape="id17" draw:end-glue-point="8" svg:d="M19740 14855h-1940v-800" svg:viewBox="0 0 1941 801">
              <text:p/>
            </draw:connector>
            <draw:connector draw:style-name="gr40" draw:text-style-name="P12" draw:layer="layout" draw:line-skew="-0.38cm" svg:x1="19.751cm" svg:y1="15.259cm" svg:x2="13.809cm" svg:y2="16.419cm" draw:start-shape="id19" draw:start-glue-point="4" draw:end-shape="id12" draw:end-glue-point="6" svg:d="M19751 15259h-3351v1160h-2591" svg:viewBox="0 0 5943 1161">
              <text:p/>
            </draw:connector>
            <draw:custom-shape draw:style-name="gr42" draw:text-style-name="P7" xml:id="id21" draw:id="id21" draw:layer="layout" svg:width="6.39cm" svg:height="1.16cm" svg:x="5.41cm" svg:y="8.04cm">
              <draw:glue-point draw:id="4" svg:x="-4.979cm" svg:y="2.797cm"/>
              <draw:glue-point draw:id="5" svg:x="-3.692cm" svg:y="5.003cm"/>
              <draw:glue-point draw:id="6" svg:x="-5.002cm" svg:y="0.356cm"/>
              <text:p text:style-name="P6"><text:span text:style-name="T3">ResetGenerator</text:span></text:p>
              <draw:enhanced-geometry svg:viewBox="0 0 21600 21600" draw:extrusion="false" draw:mirror-horizontal="false" draw:mirror-vertical="false" draw:type="rectangle" draw:enhanced-path="M 0 0 L 21600 0 21600 21600 0 21600 0 0 Z N"/>
            </draw:custom-shape>
            <draw:frame draw:style-name="gr43" draw:text-style-name="P27" draw:layer="layout" svg:width="3.774cm" svg:height="0.962cm" svg:x="18.4cm" svg:y="7.988cm">
              <draw:text-box>
                <text:p>MilSpiBlock</text:p>
              </draw:text-box>
            </draw:frame>
            <draw:connector draw:style-name="gr16" draw:text-style-name="P12" draw:layer="layout" draw:line-skew="1.141cm -11.441cm" svg:x1="15.042cm" svg:y1="8.641cm" svg:x2="11.8cm" svg:y2="8.62cm" draw:start-shape="id20" draw:start-glue-point="4" draw:end-shape="id21" draw:end-glue-point="1" svg:d="M15042 8641v-21h-552-2690" svg:viewBox="0 0 3243 22">
              <text:p/>
            </draw:connector>
            <draw:frame draw:style-name="gr44" draw:text-style-name="P9" draw:layer="layout" svg:width="1.399cm" svg:height="0.645cm" svg:x="13.801cm" svg:y="12.635cm">
              <draw:text-box>
                <text:p text:style-name="P8"><text:span text:style-name="T4">IPush</text:span></text:p>
              </draw:text-box>
            </draw:frame>
            <draw:frame draw:style-name="gr44" draw:text-style-name="P9" draw:layer="layout" svg:width="1.399cm" svg:height="0.645cm" svg:x="13.71cm" svg:y="15.4cm">
              <draw:text-box>
                <text:p text:style-name="P8"><text:span text:style-name="T4">IPush</text:span></text:p>
              </draw:text-box>
            </draw:frame>
            <draw:frame draw:style-name="gr44" draw:text-style-name="P9" draw:layer="layout" svg:width="1.399cm" svg:height="0.645cm" svg:x="26.021cm" svg:y="8.99cm">
              <draw:text-box>
                <text:p text:style-name="P8"><text:span text:style-name="T4">IPush</text:span></text:p>
              </draw:text-box>
            </draw:frame>
            <draw:frame draw:style-name="gr44" draw:text-style-name="P9" draw:layer="layout" svg:width="1.399cm" svg:height="0.645cm" svg:x="26.001cm" svg:y="16.35cm">
              <draw:text-box>
                <text:p text:style-name="P8"><text:span text:style-name="T4">IPush</text:span></text:p>
              </draw:text-box>
            </draw:frame>
            <draw:frame draw:style-name="gr45" draw:text-style-name="P9" draw:layer="layout" svg:width="1.222cm" svg:height="0.645cm" svg:x="13.82cm" svg:y="17.47cm">
              <draw:text-box>
                <text:p text:style-name="P8"><text:span text:style-name="T4">IPop</text:span></text:p>
              </draw:text-box>
            </draw:frame>
            <draw:frame draw:style-name="gr45" draw:text-style-name="P9" draw:layer="layout" svg:width="1.222cm" svg:height="0.645cm" svg:x="26.158cm" svg:y="11.49cm">
              <draw:text-box>
                <text:p text:style-name="P8"><text:span text:style-name="T4">IPop</text:span></text:p>
              </draw:text-box>
            </draw:frame>
            <draw:frame draw:style-name="gr45" draw:text-style-name="P9" draw:layer="layout" svg:width="1.222cm" svg:height="0.645cm" svg:x="26.198cm" svg:y="18.51cm">
              <draw:text-box>
                <text:p text:style-name="P8"><text:span text:style-name="T4">IPop</text:span></text:p>
              </draw:text-box>
            </draw:frame>
            <draw:frame draw:style-name="gr45" draw:text-style-name="P9" draw:layer="layout" svg:width="1.222cm" svg:height="0.645cm" svg:x="18.52cm" svg:y="16.685cm">
              <draw:text-box>
                <text:p text:style-name="P8"><text:span text:style-name="T4">IPop</text:span></text:p>
              </draw:text-box>
            </draw:frame>
            <draw:frame draw:style-name="gr45" draw:text-style-name="P9" draw:layer="layout" svg:width="1.64cm" svg:height="0.645cm" svg:x="16.22cm" svg:y="11.515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13.88cm" svg:y="13.24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13.66cm" svg:y="18.125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16.1cm" svg:y="18.105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24.02cm" svg:y="9.54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15.57cm" svg:y="13.66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24.03cm" svg:y="8.61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26.12cm" svg:y="11.945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13.68cm" svg:y="15.78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64cm" svg:height="0.645cm" draw:transform="rotate (1.5707963267949) translate (18.245cm 18.79cm)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26.15cm" svg:y="19.17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43cm" svg:height="0.645cm" svg:x="26.17cm" svg:y="9.64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24.02cm" svg:y="12.29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svg:x="26.13cm" svg:y="17.095cm">
              <draw:text-box>
                <text:p text:style-name="P8"><text:span text:style-name="T4">slave</text:span></text:p>
              </draw:text-box>
            </draw:frame>
            <draw:frame draw:style-name="gr45" draw:text-style-name="P9" draw:layer="layout" svg:width="1.64cm" svg:height="0.645cm" svg:x="23.89cm" svg:y="19.13cm">
              <draw:text-box>
                <text:p text:style-name="P8"><text:span text:style-name="T4">master</text:span></text:p>
              </draw:text-box>
            </draw:frame>
            <draw:frame draw:style-name="gr45" draw:text-style-name="P9" draw:layer="layout" svg:width="1.43cm" svg:height="0.645cm" draw:transform="rotate (1.5707963267949) translate (19.195cm 18.57cm)">
              <draw:text-box>
                <text:p text:style-name="P8"><text:span text:style-name="T4">slave</text:span></text:p>
              </draw:text-box>
            </draw:frame>
          </draw:g>
          <draw:custom-shape draw:style-name="gr46" draw:text-style-name="P2" xml:id="id23" draw:id="id23" draw:layer="layout" svg:width="4.18cm" svg:height="0.58cm" draw:transform="rotate (1.5709708597201) translate (1.78cm 14.354cm)">
            <text:p text:style-name="P1"><text:span text:style-name="T1">IMilS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xml:id="id22" draw:id="id22" draw:layer="layout" svg:width="4.18cm" svg:height="0.58cm" draw:transform="rotate (1.5709708597201) translate (1.8cm 19.269cm)">
            <text:p text:style-name="P1"><text:span text:style-name="T1">ISp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7" draw:text-style-name="P12" draw:layer="layout" svg:x1="6.711cm" svg:y1="17.176cm" svg:x2="2.38cm" svg:y2="17.179cm" draw:end-shape="id22" svg:d="M6711 17176h-1915v3h-2416" svg:viewBox="0 0 4332 4">
            <text:p/>
          </draw:connector>
          <draw:connector draw:style-name="gr47" draw:text-style-name="P12" draw:layer="layout" svg:x1="6.792cm" svg:y1="12.271cm" svg:x2="2.36cm" svg:y2="12.264cm" draw:end-shape="id23" svg:d="M6792 12271h-1965v-7h-2467" svg:viewBox="0 0 4433 8">
            <text:p/>
          </draw:connector>
          <draw:connector draw:style-name="gr36" draw:text-style-name="P12" draw:layer="layout" svg:x1="39.5cm" svg:y1="9.651cm" svg:x2="36.166cm" svg:y2="9.651cm" draw:start-shape="id24" draw:start-glue-point="4" svg:d="M39500 9651h-3334" svg:viewBox="0 0 3335 1">
            <text:p/>
          </draw:connector>
          <draw:connector draw:style-name="gr38" draw:text-style-name="P12" draw:layer="layout" svg:x1="39.5cm" svg:y1="12.031cm" svg:x2="36.166cm" svg:y2="12.032cm" draw:start-shape="id24" draw:start-glue-point="5" svg:d="M39500 12031h-1923v1h-1411" svg:viewBox="0 0 3335 2">
            <text:p/>
          </draw:connector>
          <draw:connector draw:style-name="gr36" draw:text-style-name="P12" draw:layer="layout" svg:x1="39.5cm" svg:y1="16.817cm" svg:x2="36.176cm" svg:y2="16.819cm" draw:start-shape="id24" draw:start-glue-point="6" svg:d="M39500 16817h-1918v2h-1406" svg:viewBox="0 0 3325 3">
            <text:p/>
          </draw:connector>
          <draw:connector draw:style-name="gr38" draw:text-style-name="P12" draw:layer="layout" svg:x1="39.49cm" svg:y1="19.228cm" svg:x2="36.19cm" svg:y2="19.229cm" draw:start-shape="id24" draw:start-glue-point="7" svg:d="M39490 19228h-1901v1h-1399" svg:viewBox="0 0 3301 2">
            <text:p/>
          </draw:connector>
          <draw:custom-shape draw:style-name="gr48" draw:text-style-name="P29" xml:id="id25" draw:id="id25" draw:layer="layout" svg:width="10.42cm" svg:height="1.67cm" svg:x="25.77cm" svg:y="21.23cm">
            <draw:glue-point draw:id="4" svg:x="-4.979cm" svg:y="2.797cm"/>
            <draw:glue-point draw:id="5" svg:x="-3.692cm" svg:y="5.003cm"/>
            <draw:glue-point draw:id="6" svg:x="-5.002cm" svg:y="0.356cm"/>
            <text:p text:style-name="P28"><text:span text:style-name="T8">Memory controller / </text:span></text:p>
            <text:p text:style-name="P28"><text:span text:style-name="T8">AlteraMemory</text:span></text:p>
            <draw:enhanced-geometry svg:viewBox="0 0 21600 21600" draw:extrusion="false" draw:mirror-horizontal="false" draw:mirror-vertical="false" draw:type="rectangle" draw:enhanced-path="M 0 0 L 21600 0 21600 21600 0 21600 0 0 Z N"/>
          </draw:custom-shape>
          <draw:connector draw:style-name="gr10" draw:text-style-name="P12" draw:layer="layout" draw:type="line" svg:x1="36.19cm" svg:y1="22.065cm" svg:x2="39.49cm" svg:y2="22.066cm" draw:start-shape="id25" draw:start-glue-point="1" draw:end-shape="id24" draw:end-glue-point="8" svg:d="M36190 22065l3300 1" svg:viewBox="0 0 3301 2">
            <text:p/>
          </draw:connector>
          <draw:line draw:style-name="gr49" draw:text-style-name="P12" draw:layer="layout" svg:x1="18.24cm" svg:y1="20.47cm" svg:x2="18.24cm" svg:y2="22.8cm">
            <text:p/>
          </draw:line>
          <draw:line draw:style-name="gr49" draw:text-style-name="P12" draw:layer="layout" svg:x1="16.28cm" svg:y1="20.491cm" svg:x2="16.28cm" svg:y2="22.821cm">
            <text:p/>
          </draw:line>
          <draw:frame draw:style-name="gr50" draw:text-style-name="P27" draw:layer="layout" svg:width="1.277cm" svg:height="0.962cm" svg:x="14.933cm" svg:y="21.93cm">
            <draw:text-box draw:corner-radius="0.86cm">
              <text:p>clk</text:p>
            </draw:text-box>
          </draw:frame>
          <draw:frame draw:style-name="gr50" draw:text-style-name="P27" draw:layer="layout" svg:width="1.806cm" svg:height="0.962cm" svg:x="16.44cm" svg:y="21.93cm">
            <draw:text-box draw:corner-radius="0.86cm">
              <text:p>nRst</text:p>
            </draw:text-box>
          </draw:frame>
        </draw:g>
        <draw:frame draw:style-name="gr50" draw:text-style-name="P30" draw:layer="layout" svg:width="13.888cm" svg:height="1.276cm" svg:x="14.192cm" svg:y="3.144cm">
          <draw:text-box>
            <text:p><text:span text:style-name="T9">MIL-STD-1553 to SPI converter</text:span></text:p>
          </draw:text-box>
        </draw:frame>
        <draw:frame draw:style-name="gr50" draw:text-style-name="P27" draw:layer="layout" svg:width="9.502cm" svg:height="0.962cm" svg:x="16.46cm" svg:y="4.41cm">
          <draw:text-box>
            <text:p>(single-channel IP core variant*)</text:p>
          </draw:text-box>
        </draw:frame>
        <draw:frame draw:style-name="standard" draw:layer="layout" svg:width="37.295cm" svg:height="2.393cm" svg:x="2.329cm" svg:y="24.295cm">
          <table:table table:template-name="default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31">* multi-channel IP core variants (IpMilSpiDoubleA and IpMilSpiDoubleB)</text:p>
                <text:p text:style-name="P31"><text:s text:c="2"/>have similar architecture</text:p>
              </table:table-cell>
              <table:table-cell table:style-name="ce2"/>
              <table:table-cell table:style-name="ce3">
                <text:p text:style-name="P18">Copyright(c) 2016 Stanislav Zhelnio</text:p>
                <text:p text:style-name="P18">Licensed under the MIT license (MIT)</text:p>
                <text:p text:style-name="P18">https://github.com/zhelnio/mil1553-spi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20:21:14.549000000</meta:creation-date>
    <dc:date>2016-11-06T23:32:06.250000000</dc:date>
    <meta:editing-duration>PT3H9M26S</meta:editing-duration>
    <meta:editing-cycles>180</meta:editing-cycles>
    <meta:generator>LibreOffice/5.2.3.3$Windows_x86 LibreOffice_project/d54a8868f08a7b39642414cf2c8ef2f228f780cf</meta:generator>
    <meta:document-statistic meta:object-count="124"/>
  </office:meta>
</office:document-meta>
</file>